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Replacements/OleObj1"/>
  <manifest:file-entry manifest:media-type="image/png" manifest:full-path="Thumbnails/thumbnail.png"/>
  <manifest:file-entry manifest:media-type="text/xml" manifest:full-path="content.xml"/>
  <manifest:file-entry manifest:media-type="application/binary" manifest:full-path="layout-cache"/>
  <manifest:file-entry manifest:media-type="application/octet-stream" manifest:full-path="OleObj1"/>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1" svg:font-family="Calibri"/>
    <style:font-face style:name="Carlito" svg:font-family="Carlito"/>
    <style:font-face style:name="Symbol" svg:font-family="Symbol"/>
    <style:font-face style:name="Times New Roman" svg:font-family="'Times New Roman'"/>
    <style:font-face style:name="Calibri"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00%" fo:text-align="center" style:justify-single-word="false"/>
    </style:style>
    <style:style style:name="P2" style:family="paragraph" style:parent-style-name="Standard">
      <style:paragraph-properties fo:line-height="100%" fo:text-align="start" style:justify-single-word="false"/>
    </style:style>
    <style:style style:name="P3" style:family="paragraph" style:parent-style-name="Standard">
      <style:paragraph-properties fo:line-height="100%" fo:text-align="center" style:justify-single-word="false"/>
      <style:text-properties style:use-window-font-color="true" style:font-name="Times New Roman" fo:font-size="36pt" style:text-underline-style="solid" style:text-underline-width="auto" style:text-underline-color="font-color" fo:font-weight="bold" style:text-underline-mode="continuous" style:text-overline-mode="continuous" style:text-line-through-mode="continuous" fo:background-color="transparent" style:font-name-asian="Times New Roman" style:font-name-complex="Times New Roman"/>
    </style:style>
    <style:style style:name="P4" style:family="paragraph" style:parent-style-name="Standard">
      <style:paragraph-properties fo:line-height="100%" fo:text-align="center" style:justify-single-word="false"/>
      <style:text-properties style:use-window-font-color="true" style:font-name="Times New Roman" fo:font-size="26pt" fo:font-weight="normal" fo:background-color="transparent" style:font-name-asian="Times New Roman" style:font-name-complex="Times New Roman"/>
    </style:style>
    <style:style style:name="P5" style:family="paragraph" style:parent-style-name="Standard">
      <style:paragraph-properties fo:line-height="100%" fo:text-align="start" style:justify-single-word="false"/>
      <style:text-properties style:use-window-font-color="true" style:font-name="Times New Roman" fo:font-size="26pt" style:text-underline-style="solid" style:text-underline-width="auto" style:text-underline-color="font-color" fo:font-weight="bold" style:text-underline-mode="continuous" style:text-overline-mode="continuous" style:text-line-through-mode="continuous" fo:background-color="transparent" style:font-name-asian="Times New Roman" style:font-name-complex="Times New Roman"/>
    </style:style>
    <style:style style:name="P6" style:family="paragraph" style:parent-style-name="Standard">
      <style:paragraph-properties fo:line-height="100%" fo:text-align="start" style:justify-single-word="false"/>
      <style:text-properties style:use-window-font-color="true" style:font-name="Times New Roman" fo:font-size="14pt" fo:font-weight="normal" fo:background-color="transparent" style:font-name-asian="Times New Roman" style:font-name-complex="Times New Roman"/>
    </style:style>
    <style:style style:name="P7" style:family="paragraph" style:parent-style-name="Standard">
      <style:paragraph-properties fo:line-height="100%" fo:text-align="start" style:justify-single-word="false"/>
      <style:text-properties style:use-window-font-color="true" style:font-name="Times New Roman" fo:font-size="14pt" fo:font-weight="bold" fo:background-color="transparent" style:font-name-asian="Times New Roman" style:font-name-complex="Times New Roman"/>
    </style:style>
    <style:style style:name="P8" style:family="paragraph" style:parent-style-name="Standard">
      <style:paragraph-properties fo:line-height="100%" fo:text-align="start" style:justify-single-word="false"/>
      <style:text-properties style:use-window-font-color="true" style:font-name="Calibri1" fo:font-size="11pt" fo:font-weight="normal" fo:background-color="transparent" style:font-name-asian="Calibri1" style:font-name-complex="Calibri1"/>
    </style:style>
    <style:style style:name="P9" style:family="paragraph" style:parent-style-name="Standard">
      <style:paragraph-properties fo:line-height="100%" fo:text-align="center" style:justify-single-word="false"/>
      <style:text-properties style:use-window-font-color="true" style:font-name="Calibri1" fo:font-size="11pt" fo:font-weight="normal" fo:background-color="transparent" style:font-name-asian="Calibri1" style:font-name-complex="Calibri1"/>
    </style:style>
    <style:style style:name="P10" style:family="paragraph" style:parent-style-name="Standard">
      <style:paragraph-properties fo:margin-left="0.635cm" fo:margin-right="0cm" fo:line-height="100%" fo:text-align="start" style:justify-single-word="false" fo:text-indent="0cm" style:auto-text-indent="false"/>
      <style:text-properties style:use-window-font-color="true" style:font-name="Calibri1" fo:font-size="11pt" fo:font-weight="normal" fo:background-color="transparent" style:font-name-asian="Calibri1" style:font-name-complex="Calibri1"/>
    </style:style>
    <style:style style:name="P11" style:family="paragraph" style:parent-style-name="Standard">
      <style:paragraph-properties fo:margin-left="0.635cm" fo:margin-right="0cm" fo:line-height="100%" fo:text-align="start" style:justify-single-word="false" fo:text-indent="0cm" style:auto-text-indent="false"/>
      <style:text-properties style:use-window-font-color="true" style:font-name="Times New Roman" fo:font-size="14pt" fo:font-weight="normal" fo:background-color="transparent" style:font-name-asian="Times New Roman" style:font-name-complex="Times New Roman"/>
    </style:style>
    <style:style style:name="P12" style:family="paragraph" style:parent-style-name="Standard" style:list-style-name="L1">
      <style:paragraph-properties fo:margin-left="-0.635cm" fo:margin-right="0cm" fo:line-height="100%" fo:text-align="start" style:justify-single-word="false" fo:text-indent="0.635cm" style:auto-text-indent="false"/>
      <style:text-properties style:use-window-font-color="true" style:font-name="Times New Roman" fo:font-size="14pt" fo:font-weight="normal" fo:background-color="transparent" style:font-name-asian="Times New Roman" style:font-name-complex="Times New Roman"/>
    </style:style>
    <style:style style:name="P13" style:family="paragraph" style:parent-style-name="Standard" style:list-style-name="L2">
      <style:paragraph-properties fo:margin-left="-0.635cm" fo:margin-right="0cm" fo:line-height="100%" fo:text-align="start" style:justify-single-word="false" fo:text-indent="0.635cm" style:auto-text-indent="false"/>
      <style:text-properties style:use-window-font-color="true" style:font-name="Times New Roman" fo:font-size="14pt" fo:font-weight="normal" fo:background-color="transparent" style:font-name-asian="Times New Roman" style:font-name-complex="Times New Roman"/>
    </style:style>
    <style:style style:name="P14" style:family="paragraph" style:parent-style-name="Standard" style:list-style-name="L3">
      <style:paragraph-properties fo:margin-left="-0.635cm" fo:margin-right="0cm" fo:line-height="100%" fo:text-align="start" style:justify-single-word="false" fo:text-indent="0.635cm" style:auto-text-indent="false"/>
      <style:text-properties style:use-window-font-color="true" style:font-name="Times New Roman" fo:font-size="14pt" fo:font-weight="normal" fo:background-color="transparent" style:font-name-asian="Times New Roman" style:font-name-complex="Times New Roman"/>
    </style:style>
    <style:style style:name="P15" style:family="paragraph" style:parent-style-name="Standard" style:list-style-name="L4">
      <style:paragraph-properties fo:margin-left="-0.635cm" fo:margin-right="0cm" fo:line-height="100%" fo:text-align="start" style:justify-single-word="false" fo:text-indent="0.635cm" style:auto-text-indent="false"/>
      <style:text-properties style:use-window-font-color="true" style:font-name="Times New Roman" fo:font-size="14pt" fo:font-weight="normal" fo:background-color="transparent" style:font-name-asian="Times New Roman" style:font-name-complex="Times New Roman"/>
    </style:style>
    <style:style style:name="P16" style:family="paragraph" style:parent-style-name="Standard" style:list-style-name="L5">
      <style:paragraph-properties fo:margin-left="-0.635cm" fo:margin-right="0cm" fo:line-height="100%" fo:text-align="start" style:justify-single-word="false" fo:text-indent="0.635cm" style:auto-text-indent="false"/>
      <style:text-properties style:use-window-font-color="true" style:font-name="Times New Roman" fo:font-size="14pt" fo:font-weight="normal" fo:background-color="transparent" style:font-name-asian="Times New Roman" style:font-name-complex="Times New Roman"/>
    </style:style>
    <style:style style:name="P17" style:family="paragraph" style:parent-style-name="Standard" style:list-style-name="L6">
      <style:paragraph-properties fo:margin-left="-0.635cm" fo:margin-right="0cm" fo:line-height="100%" fo:text-align="start" style:justify-single-word="false" fo:text-indent="0.635cm" style:auto-text-indent="false"/>
      <style:text-properties style:use-window-font-color="true" style:font-name="Times New Roman" fo:font-size="14pt" fo:font-weight="normal" fo:background-color="transparent" style:font-name-asian="Times New Roman" style:font-name-complex="Times New Roman"/>
    </style:style>
    <style:style style:name="P18" style:family="paragraph" style:parent-style-name="Standard" style:list-style-name="L7">
      <style:paragraph-properties fo:margin-left="-0.635cm" fo:margin-right="0cm" fo:line-height="100%" fo:text-align="start" style:justify-single-word="false" fo:text-indent="0.635cm" style:auto-text-indent="false"/>
      <style:text-properties style:use-window-font-color="true" style:font-name="Times New Roman" fo:font-size="14pt" fo:font-weight="normal" fo:background-color="transparent" style:font-name-asian="Times New Roman" style:font-name-complex="Times New Roman"/>
    </style:style>
    <style:style style:name="P19" style:family="paragraph" style:parent-style-name="Standard" style:list-style-name="L8">
      <style:paragraph-properties fo:margin-left="-0.635cm" fo:margin-right="0cm" fo:line-height="100%" fo:text-align="start" style:justify-single-word="false" fo:text-indent="0.635cm" style:auto-text-indent="false"/>
      <style:text-properties style:use-window-font-color="true" style:font-name="Times New Roman" fo:font-size="14pt" fo:font-weight="normal" fo:background-color="transparent" style:font-name-asian="Times New Roman" style:font-name-complex="Times New Roman"/>
    </style:style>
    <style:style style:name="P20" style:family="paragraph" style:parent-style-name="Standard" style:list-style-name="L9">
      <style:paragraph-properties fo:margin-left="-0.635cm" fo:margin-right="0cm" fo:line-height="100%" fo:text-align="start" style:justify-single-word="false" fo:text-indent="0.635cm" style:auto-text-indent="false"/>
      <style:text-properties style:use-window-font-color="true" style:font-name="Times New Roman" fo:font-size="14pt" fo:font-weight="normal" fo:background-color="transparent" style:font-name-asian="Times New Roman" style:font-name-complex="Times New Roman"/>
    </style:style>
    <style:style style:name="T1" style:family="text">
      <style:text-properties style:use-window-font-color="true" style:font-name="Times New Roman" fo:font-size="26pt" style:text-underline-style="solid" style:text-underline-width="auto" style:text-underline-color="font-color" fo:font-weight="bold" style:text-underline-mode="continuous" style:text-overline-mode="continuous" style:text-line-through-mode="continuous" fo:background-color="transparent" style:font-name-asian="Times New Roman" style:font-name-complex="Times New Roman"/>
    </style:style>
    <style:style style:name="T2" style:family="text">
      <style:text-properties style:use-window-font-color="true" style:font-name="Times New Roman" fo:font-size="14pt" fo:font-weight="normal" fo:background-color="transparent" style:font-name-asian="Times New Roman" style:font-name-complex="Times New Roman"/>
    </style:style>
    <style:style style:name="T3" style:family="text">
      <style:text-properties style:use-window-font-color="true" style:font-name="Times New Roman" fo:font-size="14pt" fo:font-weight="bold" fo:background-color="transparent" style:font-name-asian="Times New Roman" style:font-name-complex="Times New Roman"/>
    </style:style>
    <style:style style:name="T4" style:family="text">
      <style:text-properties style:use-window-font-color="true" style:font-name="Times New Roman" fo:font-size="14pt" style:text-underline-style="solid" style:text-underline-width="auto" style:text-underline-color="font-color" fo:font-weight="normal" style:text-underline-mode="continuous" style:text-overline-mode="continuous" style:text-line-through-mode="continuous" fo:background-color="transparent" style:font-name-asian="Times New Roman" style:font-name-complex="Times New Roman"/>
    </style:style>
    <style:style style:name="T5" style:family="text">
      <style:text-properties style:use-window-font-color="true" style:font-name="Times New Roman" fo:font-size="14pt" fo:font-style="italic" fo:font-weight="normal" fo:background-color="transparent" style:font-name-asian="Times New Roman" style:font-name-complex="Times New Roman"/>
    </style:style>
    <style:style style:name="T6" style:family="text">
      <style:text-properties style:use-window-font-color="true" style:font-name="Calibri1" fo:font-size="11pt" fo:font-weight="normal" fo:background-color="transparent" style:font-name-asian="Calibri1" style:font-name-complex="Calibri1"/>
    </style:style>
    <style:style style:name="T7" style:family="text">
      <style:text-properties style:use-window-font-color="true" style:font-name="Carlito" fo:font-size="12pt" fo:font-weight="normal" fo:background-color="transparent" style:font-name-asian="Carlito" style:font-name-complex="Carlito"/>
    </style:style>
    <style:style style:name="T8" style:family="text">
      <style:text-properties fo:color="#0000ff" style:font-name="Times New Roman" fo:font-size="14pt" style:text-underline-style="solid" style:text-underline-width="auto" style:text-underline-color="font-color" fo:font-weight="normal" style:text-underline-mode="continuous" style:text-overline-mode="continuous" style:text-line-through-mode="continuous" fo:background-color="transparent" style:font-name-asian="Times New Roman" style:font-name-complex="Times New Roman"/>
    </style:style>
    <style:style style:name="fr1" style:family="graphic" style:parent-style-name="OLE">
      <style:graphic-properties style:vertical-pos="top" style:vertical-rel="baseline" draw:ole-draw-aspect="1" draw:visible-area-top="0cm" draw:visible-area-width="5cm" draw:visible-area-height="5cm"/>
    </style:style>
    <text:list-style style:name="L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ahier des charges</text:p>
      <text:p text:style-name="P8"/>
      <text:p text:style-name="P4">Réalisation d'un site de Gestion de comptes bancaires</text:p>
      <text:p text:style-name="P9"/>
      <text:p text:style-name="P1"><draw:frame draw:style-name="fr1" draw:name="1" text:anchor-type="as-char" svg:width="16.933cm" style:rel-width="scale" svg:height="3.704cm" style:rel-height="scale" draw:z-index="0"><draw:object-ole xlink:href="./OleObj1" xlink:type="simple" xlink:show="embed" xlink:actuate="onLoad"/><draw:image xlink:href="./ObjectReplacements/OleObj1" xlink:type="simple" xlink:show="embed" xlink:actuate="onLoad"/></draw:frame></text:p>
      <text:p text:style-name="P6">Nom de l'Entreprise: Xuwilmale</text:p>
      <text:p text:style-name="P6">Nom du projet: MyPersonnal Bank</text:p>
      <text:p text:style-name="P8"/>
      <text:p text:style-name="P2"><text:span text:style-name="T2">Personne à contacter dans l'entreprise: Service contact – 0800 700 010 – </text:span><text:a xlink:type="simple" xlink:href="mailto:contact@xuwilmale.fr" text:style-name="Internet_20_link" text:visited-style-name="Visited_20_Internet_20_Link"><text:span text:style-name="T8">contact@xuwilmale.fr</text:span></text:a></text:p>
      <text:p text:style-name="P8"/>
      <text:p text:style-name="P6">Mahe Gwenaël</text:p>
      <text:p text:style-name="P6">Wilgenbus Robin</text:p>
      <text:p text:style-name="P6">Xu Peter</text:p>
      <text:p text:style-name="P6">Lebarbier Guillaume</text:p>
      <text:p text:style-name="P8"/>
      <text:p text:style-name="P6">Adresse: 24 avenue de la Marne 33700 Mérignac</text:p>
      <text:p text:style-name="P6">Tel: 0800 700 010</text:p>
      <text:p text:style-name="P2"><text:span text:style-name="T2">eMail: </text:span><text:a xlink:type="simple" xlink:href="mailto:contact@xuwilmale.fr" text:style-name="Internet_20_link" text:visited-style-name="Visited_20_Internet_20_Link"><text:span text:style-name="T8">contact@xuwilmale.fr</text:span></text:a></text:p>
      <text:p text:style-name="P8"/>
      <text:p text:style-name="P8"/>
      <text:p text:style-name="P8"/>
      <text:p text:style-name="P8"/>
      <text:p text:style-name="P8"/>
      <text:p text:style-name="P8"/>
      <text:p text:style-name="P8"/>
      <text:p text:style-name="P8"/>
      <text:p text:style-name="P8"/>
      <text:p text:style-name="P8"/>
      <text:p text:style-name="P8"/>
      <text:p text:style-name="P5">1 – Présentation de l'entreprise</text:p>
      <text:p text:style-name="P8"/>
      <text:p text:style-name="P8"/>
      <text:p text:style-name="P7"><text:tab/>Historique</text:p>
      <text:p text:style-name="P8"/>
      <text:p text:style-name="P8"/>
      <text:p text:style-name="P6">Xuwilmale est une start-up créée en 2014 qui compte 4 salariés. Elle s'occupe <text:soft-page-break/>principalement de création d'outils administratif et d'outils de gestion. Sa principale activité est la mise en place d'un site internet permettant la gestion de compte bancaires d'un client et la mise en place d'une application lourde sur ordinateur ou sur mobile qui aura les mêmes fonctionnalités.</text:p>
      <text:p text:style-name="P8"/>
      <text:p text:style-name="P8"/>
      <text:p text:style-name="P7"><text:tab/>Positionnement concurrentiel</text:p>
      <text:p text:style-name="P8"/>
      <text:p text:style-name="P8"/>
      <text:p text:style-name="P6">Homebank est notre principal concurrent. Notre activité est différente dans la mesure où nous souhaitons mettre en place une application web moins lourde.</text:p>
      <text:p text:style-name="P8"/>
      <text:p text:style-name="P6">Nous sommes positionné milieu de gamme et proposons des applications préfabriquées.</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5">2 – Présentation du projet</text:p>
      <text:p text:style-name="P10"/>
      <text:p text:style-name="P7"><text:tab/>Quelles sont les attentes ?</text:p>
      <text:p text:style-name="P8"/>
      <text:list xml:id="list7673695633340630810" text:style-name="L1">
        <text:list-item>
          <text:p text:style-name="P12">Permettre aux clients de gérer leurs comptes, connaître les prévisions futures.</text:p>
        </text:list-item>
      </text:list>
      <text:p text:style-name="P8"/>
      <text:p text:style-name="P8"/>
      <text:p text:style-name="P7"><text:tab/>Quel est le contexte du projet ?</text:p>
      <text:p text:style-name="P8"/>
      <text:list xml:id="list2664648047768520006" text:style-name="L2">
        <text:list-item>
          <text:p text:style-name="P13">Permettre aux clients de gérer leur comptes sans se déplacer, que ce soit chez eux ou à l’extérieur avec leurs smartphones.</text:p>
        </text:list-item>
      </text:list>
      <text:p text:style-name="P8"/>
      <text:p text:style-name="P5"><text:soft-page-break/>2.1 - Comité de pilotage</text:p>
      <text:p text:style-name="P10"/>
      <text:p text:style-name="P6">Design du site: 1 mois</text:p>
      <text:p text:style-name="P6">Contenue du site: 1 mois et demi</text:p>
      <text:p text:style-name="P6">Logo: 1 semaine</text:p>
      <text:p text:style-name="P10"/>
      <text:p text:style-name="P5">2.2 - Objectif du site</text:p>
      <text:p text:style-name="P8"/>
      <text:list xml:id="list6697028241510603640" text:style-name="L3">
        <text:list-item>
          <text:p text:style-name="P14">Permettre aux clients de gérer leurs comptes bancaires</text:p>
        </text:list-item>
      </text:list>
      <text:p text:style-name="P8"/>
      <text:p text:style-name="P5">2.3 - A qui s’adresse le site</text:p>
      <text:p text:style-name="P8"/>
      <text:list xml:id="list2324686714289890773" text:style-name="L4">
        <text:list-item>
          <text:p text:style-name="P15">Pour ceux ayant différents comptes sur différentes banques</text:p>
        </text:list-item>
        <text:list-item>
          <text:p text:style-name="P15">Pour ceux voulant suivre à la lettre leurs comptes</text:p>
        </text:list-item>
        <text:list-item>
          <text:p text:style-name="P15">Pour ceux qui veulent avoir un suivi de leurs chèques</text:p>
        </text:list-item>
        <text:list-item>
          <text:p text:style-name="P15">Pour ceux qui veulent avoir une analyse approfondie de leurs dépenses</text:p>
        </text:list-item>
      </text:list>
      <text:p text:style-name="P8"/>
      <text:p text:style-name="P8"/>
      <text:p text:style-name="P8"/>
      <text:p text:style-name="P8"/>
      <text:p text:style-name="P8"/>
      <text:p text:style-name="P8"/>
      <text:p text:style-name="P8"/>
      <text:p text:style-name="P8"/>
      <text:p text:style-name="P8"/>
      <text:p text:style-name="P5">2.4 - 2.5 - Arborescence et contenu</text:p>
      <text:p text:style-name="P8"/>
      <text:p text:style-name="P7">1 – CONNEXION</text:p>
      <text:p text:style-name="P8"/>
      <text:p text:style-name="P2"><text:span text:style-name="T2"><text:tab/>→ </text:span><text:span text:style-name="T4">Pseudo / Login</text:span></text:p>
      <text:p text:style-name="P8"/>
      <text:p text:style-name="P2"><text:span text:style-name="T2"><text:tab/>→ </text:span><text:span text:style-name="T4">Mot de passe</text:span></text:p>
      <text:p text:style-name="P8"/>
      <text:p text:style-name="P6"><text:tab/>→ (Mot de passe oublié ?)</text:p>
      <text:p text:style-name="P8"/>
      <text:p text:style-name="P2"><text:span text:style-name="T2"><text:tab/>1.1 – </text:span><text:span text:style-name="T4">Créer un compte</text:span></text:p>
      <text:p text:style-name="P6"><text:tab/><text:tab/></text:p>
      <text:p text:style-name="P6"><text:tab/><text:tab/>→ Pseudo/Mot de passe/Confirmation de mot de passe/Email</text:p>
      <text:p text:style-name="P6"><text:tab/><text:tab/>→ Captcha(?)</text:p>
      <text:p text:style-name="P6"><text:tab/><text:tab/>→ Vérification email</text:p>
      <text:p text:style-name="P8"/>
      <text:p text:style-name="P2"><text:span text:style-name="T3">2 – ACCES BANQUE</text:span></text:p>
      <text:p text:style-name="P8"/>
      <text:p text:style-name="P2"><text:span text:style-name="T2"><text:tab/>→ </text:span><text:span text:style-name="T4">Accès à une banque</text:span><text:span text:style-name="T2"> ( </text:span><text:span text:style-name="T5">Société Générale, Crédit Agricole...</text:span><text:span text:style-name="T2"> )</text:span></text:p>
      <text:p text:style-name="P8"/>
      <text:p text:style-name="P2"><text:soft-page-break/><text:span text:style-name="T2"><text:tab/>→ </text:span><text:span text:style-name="T4">Créer, lire, mettre à jour, supprimer</text:span><text:span text:style-name="T2"> ( </text:span><text:span text:style-name="T5">CRUD</text:span><text:span text:style-name="T2"> )</text:span></text:p>
      <text:p text:style-name="P8"/>
      <text:p text:style-name="P2"><text:span text:style-name="T3">3 – ACCES COMPTE</text:span></text:p>
      <text:p text:style-name="P8"/>
      <text:p text:style-name="P2"><text:span text:style-name="T2"><text:tab/>→ </text:span><text:span text:style-name="T4">Accès à un compte</text:span><text:span text:style-name="T2"> ( c</text:span><text:span text:style-name="T5">ourant, chèque, épargne</text:span><text:span text:style-name="T2"> )</text:span></text:p>
      <text:p text:style-name="P8"/>
      <text:p text:style-name="P2"><text:span text:style-name="T2"><text:tab/>→ </text:span><text:span text:style-name="T4">Créer, lire, mettre à jour, supprimer</text:span><text:span text:style-name="T2"> ( </text:span><text:span text:style-name="T5">CRUD</text:span><text:span text:style-name="T2"> )</text:span></text:p>
      <text:p text:style-name="P8"/>
      <text:p text:style-name="P2"><text:span text:style-name="T3">4 – INTERFACE DU COMPTE</text:span></text:p>
      <text:p text:style-name="P8"/>
      <text:p text:style-name="P6"><text:tab/>→ Affichage alerte(s), somme actuelle, somme prélèvements futurs</text:p>
      <text:p text:style-name="P8"/>
      <text:p text:style-name="P2"><text:span text:style-name="T2"><text:tab/>4.1 – </text:span><text:span text:style-name="T4">Gestion des opérations</text:span></text:p>
      <text:p text:style-name="P8"/>
      <text:p text:style-name="P2"><text:span text:style-name="T2"><text:tab/>4.1.1 – </text:span><text:span text:style-name="T4">Ajouter une opération</text:span></text:p>
      <text:p text:style-name="P8"/>
      <text:p text:style-name="P6"><text:tab/><text:tab/>→ Type, motif, tiers...</text:p>
      <text:p text:style-name="P8"/>
      <text:p text:style-name="P2"><text:span text:style-name="T2"><text:tab/>4.1.2 – </text:span><text:span text:style-name="T4">Opération(s) en cours</text:span></text:p>
      <text:p text:style-name="P8"/>
      <text:p text:style-name="P6"><text:tab/><text:tab/>→ Supprimer une opération</text:p>
      <text:p text:style-name="P8"/>
      <text:p text:style-name="P2"><text:span text:style-name="T7"><text:tab/><text:tab/></text:span><text:span text:style-name="T2">→ Lire le détail d'une opération</text:span></text:p>
      <text:p text:style-name="P8"/>
      <text:p text:style-name="P2"><text:span text:style-name="T2"><text:tab/>4.1.3 – </text:span><text:span text:style-name="T4">Historique</text:span></text:p>
      <text:p text:style-name="P8"/>
      <text:p text:style-name="P6"><text:tab/><text:tab/>→ Lire le détail d'une opération</text:p>
      <text:p text:style-name="P8"/>
      <text:p text:style-name="P2"><text:span text:style-name="T2"><text:tab/>4.2 – </text:span><text:span text:style-name="T4">Accès au(x) document(s)</text:span></text:p>
      <text:p text:style-name="P8"/>
      <text:p text:style-name="P6"><text:tab/><text:tab/>→ RIB, IBAN…</text:p>
      <text:p text:style-name="P6"><text:tab/><text:tab/>→ Importer / Exporter</text:p>
      <text:p text:style-name="P8"/>
      <text:p text:style-name="P2"><text:span text:style-name="T2"><text:tab/>4.3 – </text:span><text:span text:style-name="T4">Accès au(x) chéquier(s)</text:span></text:p>
      <text:p text:style-name="P6"><text:tab/><text:tab/><text:tab/><text:tab/></text:p>
      <text:p text:style-name="P6"><text:tab/><text:tab/>→ Créer, lire, mettre à jour, supprimer (CRUD)</text:p>
      <text:p text:style-name="P8"/>
      <text:p text:style-name="P2"><text:span text:style-name="T2"><text:tab/>4.3.1 – C</text:span><text:span text:style-name="T4">héquier</text:span></text:p>
      <text:p text:style-name="P8"/>
      <text:p text:style-name="P6"><text:tab/><text:tab/>→ Lire un chèque</text:p>
      <text:p text:style-name="P6"><text:tab/><text:tab/>→ Ajouter un chèque ( vers 4.1.1 )</text:p>
      <text:p text:style-name="P8"/>
      <text:p text:style-name="P2"><text:span text:style-name="T2"><text:tab/>4.4 – </text:span><text:span text:style-name="T4">Résumé</text:span></text:p>
      <text:p text:style-name="P8"/>
      <text:p text:style-name="P6"><text:tab/><text:tab/>→ Type de résumé ( diagramme, relevé(s) de <text:tab/><text:tab/><text:tab/><text:tab/><text:tab/><text:tab/><text:tab/>compte, ... )</text:p>
      <text:p text:style-name="P8"/>
      <text:p text:style-name="P6"/>
      <text:p text:style-name="P8"><text:soft-page-break/></text:p>
      <text:p text:style-name="P5">2.6 - <text:s/>Fonctionnalités</text:p>
      <text:p text:style-name="P8"/>
      <text:list xml:id="list7297954582269079366" text:style-name="L5">
        <text:list-item>
          <text:p text:style-name="P16">Connexion: Rubrique destiné uniquement à la page de connexion . « Nous voulons que l’utilisateur se connecte »</text:p>
        </text:list-item>
        <text:list-item>
          <text:p text:style-name="P16">Accès Banque: Rubrique destinée au choix de banque. « L’utilisateur créer ses banques et s’y connecte ».</text:p>
        </text:list-item>
        <text:list-item>
          <text:p text:style-name="P16">Accès Compte: Rubrique destinée au choix de compte. « L’utilisateur créer ses comptes et s’y connecte ».</text:p>
        </text:list-item>
        <text:list-item>
          <text:p text:style-name="P16">Compte: Page principal du site; choix des sous rubrique. « L’utilisateur doit se balader sur le site et revenir sur ses autres comptes facilement ».</text:p>
        </text:list-item>
      </text:list>
      <text:p text:style-name="P11"><text:tab/>=&gt; IBAN.RIB </text:p>
      <text:p text:style-name="P10"/>
      <text:p text:style-name="P5">2.7 – Langues</text:p>
      <text:p text:style-name="P8"/>
      <text:list xml:id="list2899418562031286326" text:style-name="L6">
        <text:list-item>
          <text:p text:style-name="P17">Français sur tout le site, réalisé par l'entreprise</text:p>
        </text:list-item>
      </text:list>
      <text:p text:style-name="P5">3 - Prestations attendues</text:p>
      <text:p text:style-name="P8"/>
      <text:p text:style-name="P2"><text:span text:style-name="T1">3.1 3.2- Charte graphique et charte éditoriale<text:line-break/><text:line-break/></text:span><text:span text:style-name="T2"> Voir annexe maquette.</text:span></text:p>
      <text:p text:style-name="P8"/>
      <text:p text:style-name="P5">3.3 - Développement</text:p>
      <text:p text:style-name="P8"/>
      <text:p text:style-name="P6">Certains éléments font appel à de la base de données et de la programmation.</text:p>
      <text:p text:style-name="P8"/>
      <text:list xml:id="list3860668800094632580" text:style-name="L7">
        <text:list-item>
          <text:p text:style-name="P18">Formulaire de collecte d'information</text:p>
        </text:list-item>
        <text:list-item>
          <text:p text:style-name="P18">Liste des modes de paiement</text:p>
        </text:list-item>
        <text:list-item>
          <text:p text:style-name="P18">Système de prévisions</text:p>
        </text:list-item>
        <text:list-item>
          <text:p text:style-name="P18">Sortie d'un tableau d'historique des opérations</text:p>
        </text:list-item>
        <text:list-item>
          <text:p text:style-name="P18">Graphiques sur le temps</text:p>
        </text:list-item>
      </text:list>
      <text:p text:style-name="P8"/>
      <text:p text:style-name="P6">Il y a certaines contraintes techniques à respecter:</text:p>
      <text:p text:style-name="P8"/>
      <text:list xml:id="list650532614439890072" text:style-name="L8">
        <text:list-item>
          <text:p text:style-name="P19">Espace privé et unique à chaque client</text:p>
        </text:list-item>
        <text:list-item>
          <text:p text:style-name="P19">Opérations sauvegardées à chaque déconnexion</text:p>
        </text:list-item>
        <text:list-item>
          <text:p text:style-name="P19">…</text:p>
        </text:list-item>
      </text:list>
      <text:p text:style-name="P8"/>
      <text:p text:style-name="P5"><text:soft-page-break/>3.4 - Dépôt du nom de domaine et adresse mail</text:p>
      <text:p text:style-name="P8"/>
      <text:p text:style-name="P6">La société Xuwilmale se charge de déposer le nom de domaine « MyPersonal Bank ».</text:p>
      <text:p text:style-name="P8"/>
      <text:p text:style-name="P6">La société se charge également de déposer le nom de domaine auprès de l'hébergeur du site.</text:p>
      <text:p text:style-name="P8"/>
      <text:p text:style-name="P5">3.5 - Hébergement</text:p>
      <text:p text:style-name="P8"/>
      <text:p text:style-name="P6">L'agence peut proposer une solution d'hébergement.</text:p>
      <text:p text:style-name="P8"/>
      <text:p text:style-name="P8"/>
      <text:p text:style-name="P8"/>
      <text:p text:style-name="P8"/>
      <text:p text:style-name="P5">3.6 - Référencement</text:p>
      <text:p text:style-name="P8"/>
      <text:p text:style-name="P6">L'agence prend en charge le référencement du site auprès des moteurs de recherche.</text:p>
      <text:p text:style-name="P8"/>
      <text:p text:style-name="P5">3.7 - Mise à jour</text:p>
      <text:p text:style-name="P8"/>
      <text:list xml:id="list1794641728018358730" text:style-name="L9">
        <text:list-item>
          <text:p text:style-name="P20">La plate-forme ne dispose pas de mise à jour autonome</text:p>
        </text:list-item>
        <text:list-item>
          <text:p text:style-name="P20">Il existe un contrat de maintenance auprès de la société</text:p>
        </text:list-item>
      </text:list>
      <text:p text:style-name="P8"/>
      <text:p text:style-name="P5">3.8 - Statistiques de connexions</text:p>
      <text:p text:style-name="P8"/>
      <text:p text:style-name="P6">Il peut éventuellement exister un compteur de connexions et de fréquentation par jour.</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5">4 - Réponse attendue</text:p>
      <text:p text:style-name="P8"/>
      <text:p text:style-name="P6">La société ne fixe pas de date particulière de limite pour la réponse.</text:p>
      <text:p text:style-name="P8"/>
      <text:p text:style-name="P5">5 – Planning prévisionnel</text:p>
      <text:p text:style-name="P8"/>
      <text:p text:style-name="P6">La mise en ligne se fera en plusieurs étapes, en fonction de l'avancement du projet.</text:p>
      <text:p text:style-name="P8"/>
      <text:p text:style-name="P5">6 - Budget</text:p>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1" svg:font-family="Calibri"/>
    <style:font-face style:name="Carlito" svg:font-family="Carlito"/>
    <style:font-face style:name="Symbol" svg:font-family="Symbol"/>
    <style:font-face style:name="Times New Roman" svg:font-family="'Times New Roman'"/>
    <style:font-face style:name="Calibri"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text-align="start" style:text-autospace="ideograph-alpha" style:line-break="strict" style:writing-mode="lr-tb" style:font-independent-line-spacing="false">
        <style:tab-stops/>
      </style:paragraph-properties>
      <style:text-properties style:use-window-font-color="true" fo:font-size="11pt" fo:language="en" fo:country="US" style:font-size-asian="12pt" style:language-asian="en" style:country-asian="U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document-statistic meta:table-count="0" meta:image-count="0" meta:object-count="1" meta:page-count="7" meta:paragraph-count="110" meta:word-count="816" meta:character-count="4754"/>
    <dc:date>2014-12-01T13:41:38.02</dc:date>
    <meta:editing-duration>PT2M38S</meta:editing-duration>
    <meta:editing-cycles>1</meta:editing-cycles>
    <meta:generator>OpenOffice/4.1.1$Win32 OpenOffice.org_project/411m6$Build-9775</meta:generator>
  </office:meta>
</office:document-meta>
</file>